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min-height="2.849cm" fo:min-width="2.599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color="#000000" draw:fill="none" draw:fill-color="#ffffff" fo:min-height="2.544cm"/>
    </style:style>
    <style:style style:name="gr3" style:family="graphic" style:parent-style-name="standard">
      <style:graphic-properties draw:stroke="none" svg:stroke-color="#000000" draw:fill="none" draw:fill-color="#ffffff" fo:min-height="2.605cm"/>
    </style:style>
    <style:style style:name="gr4" style:family="graphic" style:parent-style-name="objectwithoutfill">
      <style:graphic-properties svg:stroke-width="0.152cm" draw:marker-start="" draw:marker-start-width="0.481cm" draw:marker-end="Arrow" draw:marker-end-width="0.481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66pt" style:font-size-asian="66pt" style:font-size-complex="66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font-name="Liberation Sans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3.175cm" svg:height="3.175cm" svg:x="1.254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2.016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4.429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5.191cm" svg:y="4.683cm">
              <draw:text-box>
                <text:p text:style-name="P2"><text:span text:style-name="T1">0</text:span></text:p>
              </draw:text-box>
            </draw:frame>
          </draw:g>
          <draw:g>
            <draw:custom-shape draw:style-name="gr1" draw:text-style-name="P1" draw:layer="layout" svg:width="3.175cm" svg:height="3.175cm" svg:x="7.604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8.366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10.779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11.541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13.954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14.716cm" svg:y="4.683cm">
              <draw:text-box>
                <text:p text:style-name="P2"><text:span text:style-name="T1">0</text:span></text:p>
              </draw:text-box>
            </draw:frame>
          </draw:g>
          <draw:g>
            <draw:custom-shape draw:style-name="gr1" draw:text-style-name="P1" draw:layer="layout" svg:width="3.175cm" svg:height="3.175cm" svg:x="20.304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21.066cm" svg:y="4.683cm">
              <draw:text-box>
                <text:p text:style-name="P2"><text:span text:style-name="T1">0</text:span></text:p>
              </draw:text-box>
            </draw:frame>
          </draw:g>
          <draw:g>
            <draw:custom-shape draw:style-name="gr1" draw:text-style-name="P1" draw:layer="layout" svg:width="3.175cm" svg:height="3.175cm" svg:x="17.129cm" svg:y="4.556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.651cm" svg:height="2.855cm" svg:x="17.891cm" svg:y="4.683cm">
              <draw:text-box>
                <text:p text:style-name="P2"><text:span text:style-name="T1">1</text:span></text:p>
              </draw:text-box>
            </draw:frame>
          </draw:g>
          <draw:g>
            <draw:custom-shape draw:style-name="gr1" draw:text-style-name="P1" draw:layer="layout" svg:width="3.175cm" svg:height="3.175cm" svg:x="23.479cm" svg:y="4.5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2" draw:layer="layout" svg:width="1.651cm" svg:height="2.855cm" svg:x="24.241cm" svg:y="4.683cm">
              <draw:text-box>
                <text:p text:style-name="P2"><text:span text:style-name="T1">0</text:span></text:p>
              </draw:text-box>
            </draw:frame>
          </draw:g>
        </draw:g>
        <draw:path draw:style-name="gr4" draw:text-style-name="P3" draw:layer="layout" svg:width="2.059cm" svg:height="2.557cm" draw:transform="skewX (-0.0373500459926786) rotate (2.20487444404444) translate (13.6009841874997cm 5.76735365623568cm)" svg:viewBox="0 0 2060 2558" svg:d="M0 2558c2680 0 1977-2558 1977-2558">
          <text:p/>
        </draw:path>
        <draw:path draw:style-name="gr4" draw:text-style-name="P3" draw:layer="layout" svg:width="2.059cm" svg:height="2.557cm" draw:transform="skewX (-0.0373500459926786) rotate (2.20487444404444) translate (10.4259841874997cm 5.76235365623568cm)" svg:viewBox="0 0 2060 2558" svg:d="M0 2558c2680 0 1977-2558 1977-2558">
          <text:p/>
        </draw:path>
        <draw:path draw:style-name="gr4" draw:text-style-name="P3" draw:layer="layout" svg:width="2.059cm" svg:height="2.557cm" draw:transform="skewX (-0.0373500459926786) rotate (2.20487444404444) translate (7.25098418749971cm 5.76735365623568cm)" svg:viewBox="0 0 2060 2558" svg:d="M0 2558c2680 0 1977-2558 1977-2558">
          <text:p/>
        </draw:path>
        <draw:path draw:style-name="gr4" draw:text-style-name="P3" draw:layer="layout" svg:width="8.551cm" svg:height="3.426cm" draw:transform="skewX (-6.35587205499567E-017) rotate (-0.361806753938424) translate (7.22566028999545cm 5.08489243804487cm)" svg:viewBox="0 0 8552 3427" svg:d="M0 3237c5592 1142 8552-3237 8552-323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 L" style:font-size-asian="24pt" style:language-asian="zh" style:country-asian="CN" style:font-name-complex="Nimbus Sans 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18pt" style:font-style-asian="normal" style:font-weight-asian="normal" style:font-name-complex="Nimbus Sans L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marker-start-width="0.254cm" draw:marker-end-width="0.254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7T14:23:08.820710176</meta:creation-date>
    <dc:date>2014-09-17T14:42:51.007010624</dc:date>
    <meta:editing-duration>PT19M38S</meta:editing-duration>
    <meta:editing-cycles>7</meta:editing-cycles>
    <meta:generator>LibreOffice/4.3.1.2$Linux_X86_64 LibreOffice_project/430m0$Build-2</meta:generator>
    <meta:document-statistic meta:object-count="29"/>
  </office:meta>
</office:document-meta>
</file>